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  <table:table-cell table:style-name="ce1"/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XXXXXXXXXX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</table:table>
      <table:database-ranges>
        <table:database-range table:target-range-address="Palabras.A1:Palabras.D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7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7:37:34</dc:date>
    <dc:creator>Christian Mercado</dc:creator>
    <meta:generator>OpenOffice.org/3.2$Linux OpenOffice.org_project/320m12$Build-9483</meta:generator>
    <meta:editing-duration>PT04H43M31S</meta:editing-duration>
    <meta:editing-cycles>18</meta:editing-cycles>
    <meta:document-statistic meta:table-count="1" meta:cell-count="4693" meta:object-count="0"/>
  </office:meta>
</office:document-meta>
</file>